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e9e1" officeooo:paragraph-rsid="001fe9e1"/>
    </style:style>
    <style:style style:name="P2" style:family="paragraph" style:parent-style-name="Text_20_body">
      <style:text-properties officeooo:paragraph-rsid="001fe9e1"/>
    </style:style>
    <style:style style:name="P3" style:family="paragraph" style:parent-style-name="Text_20_body">
      <style:text-properties officeooo:rsid="0020dcb0" officeooo:paragraph-rsid="0020dcb0"/>
    </style:style>
    <style:style style:name="P4" style:family="paragraph" style:parent-style-name="Text_20_body" style:list-style-name="L1"/>
    <style:style style:name="P5" style:family="paragraph" style:parent-style-name="Text_20_body">
      <style:text-properties officeooo:rsid="00224611" officeooo:paragraph-rsid="00224611"/>
    </style:style>
    <style:style style:name="P6" style:family="paragraph" style:parent-style-name="Text_20_body">
      <style:text-properties officeooo:rsid="00252263" officeooo:paragraph-rsid="00252263"/>
    </style:style>
    <style:style style:name="P7" style:family="paragraph" style:parent-style-name="Text_20_body">
      <style:text-properties officeooo:rsid="0020dcb0" officeooo:paragraph-rsid="0020dcb0"/>
    </style:style>
    <style:style style:name="P8"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 Notes</text:p>
      <text:h text:style-name="Heading_20_3" text:outline-level="3">Q1: Difference between jdk and jre, when to use jdk and jre?? </text:h>
      <text:p text:style-name="Text_20_body"><text:a xlink:type="simple" xlink:href="https://stackoverflow.com/questions/1906445/what-is-the-difference-between-jdk-and-jre" text:style-name="Internet_20_link" text:visited-style-name="Visited_20_Internet_20_Link">https://stackoverflow.com/questions/1906445/what-is-the-difference-between-jdk-and-jre</text:a> </text:p>
      <text:p text:style-name="P2">In layman terms: JDK is grandfather JRE is father and JVM is their son. </text:p>
      <text:p text:style-name="P2"><text:span text:style-name="Strong_20_Emphasis">[i.e. JDK &gt; JRE &gt; JVM ]</text:span></text:p>
      <text:p text:style-name="Quotations"><text:span text:style-name="Strong_20_Emphasis">JDK = JRE + Development/debugging tools</text:span> </text:p>
      <text:p text:style-name="Quotations"><text:span text:style-name="Strong_20_Emphasis">JRE = JVM + Java Packages Classes(like util, math, lang, awt,swing etc)+runtime libraries.</text:span></text:p>
      <text:p text:style-name="Quotations"><text:span text:style-name="Strong_20_Emphasis">JVM = Class loader system + runtime data area + Execution Engine.</text:span></text:p>
      <text:p text:style-name="P1">In other words if you are a Java programmer you will need JDK in your system and this package will include JRE and JVM as well but if you are normal user who like to play online games then you will only need JRE and this package will not have JDK in it.</text:p>
      <text:p text:style-name="P1"><text:span text:style-name="Strong_20_Emphasis">JVM :</text:span></text:p>
      <text:p text:style-name="Text_20_body">The Java Virtual machine (JVM) is the virtual machine that run the Java bytecodes. The JVM doesn't understand Java typo, that's why you compile your *.java files to obtain *.class files that contain the bytecodes understandable by the JVM. It's also the entity that allows Java to be a "portable language" (write once, run anywhere). Indeed there are specific implementations of the JVM for different systems (Windows, Linux, MacOS, see the wikipedia list..), the aim is that with the same bytecodes they all give the same results.</text:p>
      <text:p text:style-name="P1"><text:span text:style-name="Strong_20_Emphasis">Java Runtime Environment (JRE)</text:span></text:p>
      <text:p text:style-name="Text_20_body">The Java Runtime Environment (JRE) provides the libraries, the Java Virtual Machine, and other components to run applets and applications written in the Java programming language. In addition, two key deployment technologies are part of the JRE: Java Plug-in, which enables applets to run in popular browsers; and Java Web Start, which deploys standalone applications over a network. It is also the foundation for the technologies in the Java 2 Platform, Enterprise Edition (J2EE) for enterprise software development and deployment. The JRE does not contain tools and utilities such as compilers or debuggers for developing applets and applications</text:p>
      <text:p text:style-name="Text_20_body"><text:span text:style-name="Strong_20_Emphasis">JRE It's basically a bunch of directories with Java-related files, to wit:</text:span></text:p>
      <text:list xml:id="list3489595197" text:style-name="L1">
        <text:list-item>
          <text:p text:style-name="P8">/bin with executable programs like <text:span text:style-name="Source_20_Text">java</text:span> and (for Windows) <text:span text:style-name="Source_20_Text">javaw</text:span>, which are essentially the program that is the Java virtual machine; </text:p>
        </text:list-item>
        <text:list-item>
          <text:p text:style-name="P8">/lib with a large number of supporting files: Some <text:span text:style-name="Source_20_Text">jar</text:span>s, configuration files, property files, fonts, sounds, icons... all the "trimmings" of Java. Most important are <text:span text:style-name="Source_20_Text">rt.jar</text:span> and a possibly a few of its siblings, which contain the "java API," i.e. the Java library code. </text:p>
        </text:list-item>
        <text:list-item>
          <text:p text:style-name="P4">Somewhere, possibly squirreled away by the installer to some directory specified by the operating system, are some <text:span text:style-name="Source_20_Text">.DLL</text:span>s (for Windows) or <text:span text:style-name="Source_20_Text">.so</text:span>'s (Unix/Linux) with supporting, often system-specific native binary code. </text:p>
        </text:list-item>
      </text:list>
      <text:p text:style-name="Text_20_body"><text:span text:style-name="Strong_20_Emphasis"/></text:p>
      <text:p text:style-name="Text_20_body"><text:span text:style-name="Strong_20_Emphasis">Java Development Kit (JDK)</text:span></text:p>
      <text:p text:style-name="Text_20_body"><text:soft-page-break/>The JDK is a superset of the JRE, and contains everything that is in the JRE, plus tools such as the compilers and debuggers necessary for developing applets and applications.</text:p>
      <text:p text:style-name="Text_20_body">Note that Oracle is not the only one to provide JDK.</text:p>
      <text:p text:style-name="Text_20_body">The <text:span text:style-name="Strong_20_Emphasis">JDK</text:span> is also a set of directories. It looks a lot like the JRE but it <text:span text:style-name="Emphasis">contains</text:span> a directory (called <text:span text:style-name="Source_20_Text">JRE</text:span>) with a complete JRE, and it has a number of development tools, most importantly the Java compiler <text:span text:style-name="Source_20_Text">javac</text:span> in its <text:span text:style-name="Source_20_Text">bin</text:span> directory.</text:p>
      <text:p text:style-name="Text_20_body"/>
      <text:p text:style-name="Text_20_body"/>
      <text:p text:style-name="P3">Q2: Install exception during install RapidMiiner</text:p>
      <text:p text:style-name="P3"><text:a xlink:type="simple" xlink:href="https://community.rapidminer.com/t5/RapidMiner-Studio-Forum/Error-when-installing-Rapidminer-Stuidio-in-Ubuntu-16-04/td-p/32891" text:style-name="Internet_20_link" text:visited-style-name="Visited_20_Internet_20_Link">https://community.rapidminer.com/t5/RapidMiner-Studio-Forum/Error-when-installing-Rapidminer-Stuidio-in-Ubuntu-16-04/td-p/32891</text:a> </text:p>
      <text:p text:style-name="P6">But it only fits the situation jdk 9+, for jdk 8 you don’t need to specify it again.</text:p>
      <text:p text:style-name="P3"/>
      <text:p text:style-name="P5">Q3: Should I go back jdk-8.0 version and reinstall all of them again?? But firstly to make sure that we delete it all right. </text:p>
      <text:p text:style-name="P5">Since you say you're running on an embedded platform I assume that the java app you want to run has no gui. In that case, you will be fine with <text:span text:style-name="Source_20_Text">openjdk-6-jre-headless</text:span>. This is explained on the <text:a xlink:type="simple" xlink:href="https://packages.debian.org/wheezy/openjdk-6-jre-headless" text:style-name="Internet_20_link" text:visited-style-name="Visited_20_Internet_20_Link">openjdk-6-jre-headless package page here</text:a> "Minimal Java runtime - needed for executing non GUI Java programs". <text:s/></text:p>
      <text:p text:style-name="P6"/>
      <text:p text:style-name="Text_20_body"/>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1:17:23.530675473</meta:creation-date>
    <dc:date>2018-08-08T15:32:30.532810705</dc:date>
    <meta:editing-duration>PT29M59S</meta:editing-duration>
    <meta:editing-cycles>5</meta:editing-cycles>
    <meta:generator>LibreOffice/6.0.3.2$Linux_X86_64 LibreOffice_project/00m0$Build-2</meta:generator>
    <meta:document-statistic meta:table-count="0" meta:image-count="0" meta:object-count="0" meta:page-count="2" meta:paragraph-count="26" meta:word-count="610" meta:character-count="3785" meta:non-whitespace-character-count="3193"/>
  </office:meta>
</office:document-meta>
</file>